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Server Aktivität</text:p>
          </table:table-cell>
          <table:table-cell table:style-name="ce1" office:value-type="string" calcext:value-type="string">
            <text:p>Admin Area</text:p>
          </table:table-cell>
        </table:table-row>
        <table:table-row table:style-name="ro3">
          <table:table-cell table:style-name="ce2"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office:value-type="string" calcext:value-type="string">
            <text:p>Reminder als POST in Datenbankspeichern,</text:p>
            <text:p>Mail an mich wg. neuem Eintrag</text:p>
          </table:table-cell>
          <table:table-cell table:style-name="ce2" office:value-type="string" calcext:value-type="string">
            <text:p>Auflistung aller Reminderaufträge</text:p>
            <text:p>Eintragsdatum, Email, Name, Erinnerungsdatum, bereits erinnert?</text:p>
          </table:table-cell>
        </table:table-row>
        <table:table-row table:style-name="ro4">
          <table:table-cell table:style-name="ce2" office:value-type="string" calcext:value-type="string">
            <text:p>Erinnerungsdatum erreicht oder verstrichen (Cron),</text:p>
            <text:p>Noch keine Mail verschickt</text:p>
          </table:table-cell>
          <table:table-cell/>
          <table:table-cell office:value-type="string" calcext:value-type="string">
            <text:p>Mail als Erinnerung verschicken, Reminder als verschcikt markieren</text:p>
          </table:table-cell>
          <table:table-cell/>
        </table:table-row>
        <table:table-row table:style-name="ro4">
          <table:table-cell table:style-name="ce2" office:value-type="string" calcext:value-type="string">
            <text:p><text:span text:style-name="T1">Erinnerungsdatum erreicht oder verstrichen (Cron)</text:span>,</text:p>
            <text:p>Mail verschickt</text:p>
          </table:table-cell>
          <table:table-cell/>
          <table:table-cell office:value-type="string" calcext:value-type="string">
            <text:p>- - -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Mail verschickt</text:p>
          </table:table-cell>
          <table:table-cell/>
          <table:table-cell office:value-type="string" calcext:value-type="string">
            <text:p>Reminder löschen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Keine Mail verschickt</text:p>
          </table:table-cell>
          <table:table-cell/>
          <table:table-cell office:value-type="string" calcext:value-type="string">
            <text:p>Mail als Erinnerung verschicken,</text:p>
            <text:p>Reminder löschen </text:p>
          </table:table-cell>
          <table:table-cell/>
        </table:table-row>
        <table:table-row table:style-name="ro1" table:number-rows-repeated="6">
          <table:table-cell table:style-name="ce2"/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6-06T12:23:47.146471417</dc:date>
    <dc:creator>Christian Ortlieb</dc:creator>
    <meta:editing-duration>PT52M54S</meta:editing-duration>
    <meta:editing-cycles>3</meta:editing-cycles>
    <meta:document-statistic meta:table-count="1" meta:cell-count="16" meta:object-count="0"/>
  </office:meta>
</office:document-meta>
</file>